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20000004698EBDE7E7816755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Monaco, Courier, monospace"/>
    <style:font-face style:name="Realm" svg:font-family="Realm, Lato, Helvetica, Arial, sans-serif"/>
    <style:font-face style:name="Roboto Mono" svg:font-family="'Roboto Mono', monospace"/>
    <style:font-face style:name="Roboto" svg:font-family="Roboto, sans-serif"/>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4.693cm" fo:margin-left="-0.191cm" table:align="left" style:writing-mode="lr-tb"/>
    </style:style>
    <style:style style:name="Tabla1.A" style:family="table-column">
      <style:table-column-properties style:column-width="7.624cm"/>
    </style:style>
    <style:style style:name="Tabla1.B" style:family="table-column">
      <style:table-column-properties style:column-width="7.07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none" style:writing-mode="lr-tb"/>
    </style:style>
    <style:style style:name="P1" style:family="paragraph" style:parent-style-name="Footer">
      <style:text-properties officeooo:rsid="001fa1a4" officeooo:paragraph-rsid="001fa1a4"/>
    </style:style>
    <style:style style:name="P2" style:family="paragraph" style:parent-style-name="Standard">
      <style:paragraph-properties fo:text-align="start" style:justify-single-word="false"/>
      <style:text-properties style:font-name="Times New Roman" fo:font-size="12pt" fo:font-weight="bold" style:font-size-asian="12pt" style:font-weight-asian="bold" style:font-name-complex="Times New Roman" style:font-size-complex="12pt"/>
    </style:style>
    <style:style style:name="P3" style:family="paragraph" style:parent-style-name="Standard">
      <style:text-properties fo:color="#ff3333" officeooo:rsid="0027893b" officeooo:paragraph-rsid="0027893b"/>
    </style:style>
    <style:style style:name="P4" style:family="paragraph" style:parent-style-name="Standard">
      <style:text-properties fo:color="#ff3333" officeooo:rsid="001c6235" officeooo:paragraph-rsid="0026229c"/>
    </style:style>
    <style:style style:name="P5" style:family="paragraph" style:parent-style-name="Standard">
      <style:text-properties fo:color="#ff3333" officeooo:rsid="001c6235" officeooo:paragraph-rsid="001c6235"/>
    </style:style>
    <style:style style:name="P6" style:family="paragraph" style:parent-style-name="Standard">
      <style:paragraph-properties fo:line-height="115%" fo:text-align="justify" style:justify-single-word="false" fo:keep-together="always" fo:orphans="2" fo:widows="2"/>
      <style:text-properties fo:color="#ff3333" officeooo:rsid="001c6235" officeooo:paragraph-rsid="0025e85c"/>
    </style:style>
    <style:style style:name="P7" style:family="paragraph" style:parent-style-name="Standard">
      <style:paragraph-properties fo:line-height="115%" fo:text-align="justify" style:justify-single-word="false" fo:orphans="2" fo:widows="2"/>
      <style:text-properties fo:color="#ff3333" officeooo:rsid="001c6235" officeooo:paragraph-rsid="0025e85c"/>
    </style:style>
    <style:style style:name="P8" style:family="paragraph" style:parent-style-name="Standard">
      <style:paragraph-properties fo:line-height="115%" fo:text-align="justify" style:justify-single-word="false" fo:orphans="2" fo:widows="2"/>
      <style:text-properties fo:color="#ff3333" officeooo:rsid="0025e85c" officeooo:paragraph-rsid="0025e85c"/>
    </style:style>
    <style:style style:name="P9" style:family="paragraph" style:parent-style-name="Standard">
      <style:text-properties fo:color="#ff3333" officeooo:rsid="002a7122" officeooo:paragraph-rsid="002a7122"/>
    </style:style>
    <style:style style:name="P10" style:family="paragraph" style:parent-style-name="Standard">
      <style:text-properties fo:font-variant="normal" fo:text-transform="none" fo:color="#555555" fo:letter-spacing="normal"/>
    </style:style>
    <style:style style:name="P11" style:family="paragraph" style:parent-style-name="Standard">
      <style:paragraph-properties fo:margin-top="0cm" fo:margin-bottom="0cm" loext:contextual-spacing="false" fo:line-height="100%" fo:text-align="center" style:justify-single-word="false" style:snap-to-layout-grid="false"/>
    </style:style>
    <style:style style:name="P12" style:family="paragraph" style:parent-style-name="Standard">
      <style:paragraph-properties fo:margin-top="0cm" fo:margin-bottom="0cm" loext:contextual-spacing="false" fo:line-height="100%" fo:text-align="end" style:justify-single-word="false" style:snap-to-layout-grid="false"/>
    </style:style>
    <style:style style:name="P13" style:family="paragraph" style:parent-style-name="Standard">
      <style:paragraph-properties fo:margin-top="0cm" fo:margin-bottom="0cm" loext:contextual-spacing="false" fo:line-height="100%" fo:text-align="justify" style:justify-single-word="false"/>
      <style:text-properties fo:color="#ff3333" officeooo:paragraph-rsid="001c6793"/>
    </style:style>
    <style:style style:name="P14" style:family="paragraph" style:parent-style-name="Standard">
      <style:paragraph-properties fo:margin-top="2.54cm" fo:margin-bottom="2.54cm" loext:contextual-spacing="false" fo:text-align="center" style:justify-single-word="false"/>
    </style:style>
    <style:style style:name="P15" style:family="paragraph" style:parent-style-name="Standard">
      <style:paragraph-properties fo:margin-top="2.54cm" fo:margin-bottom="2.54cm" loext:contextual-spacing="false" fo:text-align="start" style:justify-single-word="false"/>
      <style:text-properties style:font-name="Times New Roman" fo:font-size="12pt" fo:font-weight="bold" style:font-size-asian="12pt" style:font-weight-asian="bold" style:font-name-complex="Times New Roman" style:font-size-complex="12pt"/>
    </style:style>
    <style:style style:name="P16" style:family="paragraph" style:parent-style-name="Standard">
      <style:paragraph-properties fo:margin-top="0.635cm" fo:margin-bottom="0.635cm" loext:contextual-spacing="false" fo:text-align="start" style:justify-single-word="false"/>
      <style:text-properties style:font-name="Times New Roman" fo:font-size="12pt" fo:font-weight="bold" style:font-size-asian="12pt" style:font-weight-asian="bold" style:font-name-complex="Times New Roman" style:font-size-complex="12pt"/>
    </style:style>
    <style:style style:name="P17" style:family="paragraph" style:parent-style-name="Párrafo_20_de_20_lista">
      <style:paragraph-properties fo:margin-left="3.154cm" fo:margin-right="0cm" fo:text-indent="0cm" style:auto-text-indent="false"/>
      <style:text-properties fo:font-style="italic" style:font-style-asian="italic"/>
    </style:style>
    <style:style style:name="P18" style:family="paragraph" style:parent-style-name="Párrafo_20_de_20_lista">
      <style:paragraph-properties fo:margin-left="1.884cm" fo:margin-right="0cm" fo:text-indent="0cm" style:auto-text-indent="false"/>
    </style:style>
    <style:style style:name="P19" style:family="paragraph" style:parent-style-name="Standard">
      <style:paragraph-properties fo:margin-top="1.482cm" fo:margin-bottom="2.752cm" loext:contextual-spacing="false" fo:text-align="center" style:justify-single-word="false"/>
      <style:text-properties style:font-name="Times New Roman" fo:font-size="16pt" fo:font-weight="bold" style:font-size-asian="16pt" style:font-weight-asian="bold" style:font-name-complex="Times New Roman" style:font-size-complex="16pt"/>
    </style:style>
    <style:style style:name="P20" style:family="paragraph" style:parent-style-name="Standard">
      <style:paragraph-properties fo:margin-top="0cm" fo:margin-bottom="1.27cm" loext:contextual-spacing="false" fo:text-align="center" style:justify-single-word="false"/>
      <style:text-properties style:font-name="Times New Roman" fo:font-size="20pt" fo:font-weight="bold" style:font-size-asian="20pt" style:font-weight-asian="bold" style:font-name-complex="Times New Roman" style:font-size-complex="20pt"/>
    </style:style>
    <style:style style:name="P21" style:family="paragraph" style:parent-style-name="Standard">
      <style:paragraph-properties fo:margin-top="0cm" fo:margin-bottom="1.27cm" loext:contextual-spacing="false" fo:text-align="center" style:justify-single-word="false"/>
      <style:text-properties style:font-name="Times New Roman" fo:font-size="20pt" fo:language="es" fo:country="ES" fo:font-weight="bold" style:font-size-asian="20pt" style:language-asian="es" style:country-asian="ES" style:font-weight-asian="bold" style:font-name-complex="Times New Roman" style:font-size-complex="20pt"/>
    </style:style>
    <style:style style:name="P22" style:family="paragraph" style:parent-style-name="Párrafo_20_de_20_lista">
      <style:text-properties officeooo:paragraph-rsid="00297301"/>
    </style:style>
    <style:style style:name="P23" style:family="paragraph" style:parent-style-name="Párrafo_20_de_20_lista">
      <style:text-properties fo:color="#ff3333" officeooo:rsid="002a7122" officeooo:paragraph-rsid="002a7122"/>
    </style:style>
    <style:style style:name="P24" style:family="paragraph" style:parent-style-name="Párrafo_20_de_20_lista">
      <style:text-properties fo:color="#ff3333" officeooo:rsid="002b7b65" officeooo:paragraph-rsid="002b7b65"/>
    </style:style>
    <style:style style:name="P25" style:family="paragraph" style:parent-style-name="Párrafo_20_de_20_lista">
      <style:text-properties fo:color="#ff3333" officeooo:rsid="002b7b65" officeooo:paragraph-rsid="003ffb21"/>
    </style:style>
    <style:style style:name="P26" style:family="paragraph" style:parent-style-name="Párrafo_20_de_20_lista">
      <style:text-properties fo:color="#ff3333" officeooo:rsid="0039197f" officeooo:paragraph-rsid="0039197f"/>
    </style:style>
    <style:style style:name="P27" style:family="paragraph" style:parent-style-name="Párrafo_20_de_20_lista">
      <style:text-properties fo:color="#ff3333" officeooo:rsid="0039d161" officeooo:paragraph-rsid="0039d161"/>
    </style:style>
    <style:style style:name="P28" style:family="paragraph" style:parent-style-name="Párrafo_20_de_20_lista">
      <style:text-properties fo:color="#ff3333" officeooo:rsid="003423b2" officeooo:paragraph-rsid="003423b2"/>
    </style:style>
    <style:style style:name="P29" style:family="paragraph" style:parent-style-name="Párrafo_20_de_20_lista">
      <style:text-properties fo:color="#ff3333" officeooo:rsid="003bf8fa" officeooo:paragraph-rsid="003bf8fa"/>
    </style:style>
    <style:style style:name="P30" style:family="paragraph" style:parent-style-name="Párrafo_20_de_20_lista">
      <style:text-properties fo:color="#ff3333" officeooo:rsid="00297301" officeooo:paragraph-rsid="003ffb21"/>
    </style:style>
    <style:style style:name="P31" style:family="paragraph" style:parent-style-name="Párrafo_20_de_20_lista">
      <style:text-properties fo:font-style="italic" style:font-style-asian="italic"/>
    </style:style>
    <style:style style:name="P32" style:family="paragraph" style:parent-style-name="Párrafo_20_de_20_lista">
      <style:text-properties fo:font-style="italic" officeooo:rsid="00368516" officeooo:paragraph-rsid="00368516" style:font-style-asian="italic"/>
    </style:style>
    <style:style style:name="P33" style:family="paragraph" style:parent-style-name="Párrafo_20_de_20_lista">
      <style:text-properties fo:font-style="italic" officeooo:rsid="0040fef8" officeooo:paragraph-rsid="0040fef8" style:font-style-asian="italic"/>
    </style:style>
    <style:style style:name="P34" style:family="paragraph" style:parent-style-name="Párrafo_20_de_20_lista">
      <style:text-properties officeooo:rsid="0039d161" officeooo:paragraph-rsid="0039d161"/>
    </style:style>
    <style:style style:name="P35" style:family="paragraph" style:parent-style-name="Text_20_body">
      <style:text-properties fo:color="#ff3333" officeooo:rsid="002b7b65" officeooo:paragraph-rsid="002b7b65"/>
    </style:style>
    <style:style style:name="P36" style:family="paragraph" style:parent-style-name="Text_20_body">
      <style:text-properties officeooo:rsid="003b8535" officeooo:paragraph-rsid="003b8535"/>
    </style:style>
    <style:style style:name="P37" style:family="paragraph" style:parent-style-name="Párrafo_20_de_20_lista">
      <style:paragraph-properties fo:margin-left="0cm" fo:margin-right="0cm" fo:margin-top="0.212cm" fo:margin-bottom="0.212cm" loext:contextual-spacing="false" fo:orphans="2" fo:widows="2" fo:text-indent="0cm" style:auto-text-indent="false" fo:padding="0cm" fo:border="none"/>
      <style:text-properties fo:color="#ff3333" officeooo:rsid="002b7b65" officeooo:paragraph-rsid="003206b5"/>
    </style:style>
    <style:style style:name="P38" style:family="paragraph" style:parent-style-name="Text_20_body">
      <style:paragraph-properties fo:margin-left="0cm" fo:margin-right="0cm" fo:margin-top="0.212cm" fo:margin-bottom="0.212cm" loext:contextual-spacing="false" fo:orphans="2" fo:widows="2" fo:text-indent="0cm" style:auto-text-indent="false" fo:padding="0cm" fo:border="none"/>
      <style:text-properties fo:font-variant="normal" fo:text-transform="none" fo:color="#ff3333" style:font-name="Roboto" fo:font-size="12pt" fo:letter-spacing="normal" fo:font-style="normal" fo:font-weight="normal" officeooo:rsid="00297301" officeooo:paragraph-rsid="003206b5"/>
    </style:style>
    <style:style style:name="P39" style:family="paragraph" style:parent-style-name="Text_20_body">
      <style:paragraph-properties fo:margin-left="0cm" fo:margin-right="0cm" fo:margin-top="0cm" fo:margin-bottom="0.318cm" loext:contextual-spacing="false" fo:orphans="2" fo:widows="2" fo:text-indent="0cm" style:auto-text-indent="false"/>
    </style:style>
    <style:style style:name="P40" style:family="paragraph" style:parent-style-name="Text_20_body">
      <style:paragraph-properties fo:margin-left="0cm" fo:margin-right="0cm" fo:margin-top="0cm" fo:margin-bottom="0.318cm" loext:contextual-spacing="false" style:line-height-at-least="0.476cm" fo:orphans="2" fo:widows="2" fo:text-indent="0cm" style:auto-text-indent="false"/>
    </style:style>
    <style:style style:name="P41" style:family="paragraph" style:parent-style-name="Contents_20_1">
      <style:paragraph-properties>
        <style:tab-stops>
          <style:tab-stop style:position="15cm" style:type="right" style:leader-style="dotted" style:leader-text="."/>
        </style:tab-stops>
      </style:paragraph-properties>
    </style:style>
    <style:style style:name="P42" style:family="paragraph" style:parent-style-name="Standard" style:master-page-name="Standard">
      <style:paragraph-properties fo:margin-top="0cm" fo:margin-bottom="1.27cm" loext:contextual-spacing="false" fo:text-align="center" style:justify-single-word="false" style:page-number="auto"/>
      <style:text-properties style:font-name="Times New Roman" fo:font-size="20pt" fo:font-weight="bold" style:font-size-asian="20pt" style:font-weight-asian="bold" style:font-name-complex="Times New Roman" style:font-size-complex="20pt"/>
    </style:style>
    <style:style style:name="P43" style:family="paragraph" style:parent-style-name="Standard">
      <style:text-properties fo:color="#ff3333" officeooo:rsid="0027893b" officeooo:paragraph-rsid="0027893b"/>
    </style:style>
    <style:style style:name="P44" style:family="paragraph" style:parent-style-name="Standard">
      <style:text-properties fo:color="#ff3333" officeooo:rsid="00472e09" officeooo:paragraph-rsid="00472e09"/>
    </style:style>
    <style:style style:name="P45" style:family="paragraph" style:parent-style-name="Standard">
      <style:text-properties fo:font-variant="normal" fo:text-transform="none" fo:color="#545454" fo:letter-spacing="normal" officeooo:rsid="00472e09" officeooo:paragraph-rsid="00472e09"/>
    </style:style>
    <style:style style:name="P46" style:family="paragraph" style:parent-style-name="Text_20_body" style:list-style-name="L1">
      <style:paragraph-properties fo:margin-left="0cm" fo:margin-right="0cm" fo:margin-top="0.212cm" fo:margin-bottom="0.212cm" loext:contextual-spacing="false" fo:orphans="2" fo:widows="2" fo:text-indent="0cm" style:auto-text-indent="false" fo:padding="0cm" fo:border="none"/>
      <style:text-properties fo:font-variant="normal" fo:text-transform="none" fo:color="#212121" style:font-name="Roboto" fo:font-size="12pt" fo:letter-spacing="normal" fo:font-style="normal" fo:font-weight="normal"/>
    </style:style>
    <style:style style:name="P47" style:family="paragraph" style:parent-style-name="Heading_20_1" style:list-style-name="">
      <style:paragraph-properties fo:line-height="115%" fo:text-align="justify" style:justify-single-word="false" fo:keep-together="always" fo:orphans="2" fo:widows="2"/>
    </style:style>
    <style:style style:name="P48" style:family="paragraph" style:parent-style-name="Heading_20_1">
      <style:text-properties officeooo:paragraph-rsid="001fad97"/>
    </style:style>
    <style:style style:name="P49" style:family="paragraph" style:parent-style-name="Heading_20_1">
      <style:text-properties officeooo:paragraph-rsid="002eb208"/>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officeooo:paragraph-rsid="001fad97"/>
    </style:style>
    <style:style style:name="P52" style:family="paragraph" style:parent-style-name="Heading_20_1">
      <style:paragraph-properties fo:break-before="page"/>
      <style:text-properties officeooo:paragraph-rsid="002eb208"/>
    </style:style>
    <style:style style:name="P53" style:family="paragraph" style:parent-style-name="Heading_20_1">
      <style:paragraph-properties fo:break-before="page"/>
      <style:text-properties officeooo:paragraph-rsid="001fa1a4"/>
    </style:style>
    <style:style style:name="P54" style:family="paragraph" style:parent-style-name="Párrafo_20_de_20_lista" style:list-style-name="WW8Num1"/>
    <style:style style:name="P55" style:family="paragraph" style:parent-style-name="Párrafo_20_de_20_lista" style:list-style-name="WW8Num5"/>
    <style:style style:name="P56" style:family="paragraph" style:parent-style-name="Párrafo_20_de_20_lista" style:list-style-name="WW8Num6"/>
    <style:style style:name="P57" style:family="paragraph" style:parent-style-name="Párrafo_20_de_20_lista" style:list-style-name="WW8Num6">
      <style:text-properties officeooo:paragraph-rsid="00297301"/>
    </style:style>
    <style:style style:name="P58" style:family="paragraph" style:parent-style-name="Párrafo_20_de_20_lista" style:list-style-name="WW8Num6">
      <style:text-properties fo:font-style="italic" style:font-style-asian="italic"/>
    </style:style>
    <style:style style:name="P59" style:family="paragraph" style:parent-style-name="Párrafo_20_de_20_lista" style:list-style-name="WW8Num8">
      <style:text-properties fo:font-style="italic" style:font-style-asian="italic"/>
    </style:style>
    <style:style style:name="P60" style:family="paragraph" style:parent-style-name="Párrafo_20_de_20_lista" style:list-style-name="WW8Num3"/>
    <style:style style:name="P61" style:family="paragraph" style:parent-style-name="Párrafo_20_de_20_lista" style:list-style-name="WW8Num2"/>
    <style:style style:name="P62" style:family="paragraph" style:parent-style-name="Párrafo_20_de_20_lista" style:list-style-name="WW8Num8"/>
    <style:style style:name="T1" style:family="text">
      <style:text-properties style:font-name="Times New Roman" fo:font-size="14pt" style:font-size-asian="14pt" style:font-name-complex="Times New Roman" style:font-size-complex="14pt"/>
    </style:style>
    <style:style style:name="T2" style:family="text">
      <style:text-properties style:font-name="Times New Roman" fo:font-size="14pt" style:font-name-asian="Times New Roman" style:font-size-asian="14pt" style:font-name-complex="Times New Roman" style:font-size-complex="14pt"/>
    </style:style>
    <style:style style:name="T3" style:family="text">
      <style:text-properties style:font-name="Times New Roman" fo:font-size="14pt" officeooo:rsid="003206b5" style:font-name-asian="Times New Roman" style:font-size-asian="14pt" style:font-name-complex="Times New Roman" style:font-size-complex="14pt"/>
    </style:style>
    <style:style style:name="T4" style:family="text">
      <style:text-properties style:font-name="Times New Roman" fo:font-size="14pt" officeooo:rsid="00337d0b" style:font-name-asian="Times New Roman" style:font-size-asian="14pt" style:font-name-complex="Times New Roman" style:font-size-complex="14pt"/>
    </style:style>
    <style:style style:name="T5" style:family="text">
      <style:text-properties officeooo:rsid="001c6793"/>
    </style:style>
    <style:style style:name="T6" style:family="text">
      <style:text-properties officeooo:rsid="001d9433"/>
    </style:style>
    <style:style style:name="T7" style:family="text">
      <style:text-properties officeooo:rsid="001f8985"/>
    </style:style>
    <style:style style:name="T8" style:family="text">
      <style:text-properties officeooo:rsid="00232c35"/>
    </style:style>
    <style:style style:name="T9" style:family="text">
      <style:text-properties officeooo:rsid="002449d8"/>
    </style:style>
    <style:style style:name="T10" style:family="text">
      <style:text-properties officeooo:rsid="0025e85c"/>
    </style:style>
    <style:style style:name="T11" style:family="text">
      <style:text-properties officeooo:rsid="002901ed"/>
    </style:style>
    <style:style style:name="T12" style:family="text">
      <style:text-properties officeooo:rsid="002b7b65"/>
    </style:style>
    <style:style style:name="T13" style:family="text">
      <style:text-properties officeooo:rsid="002d15f2"/>
    </style:style>
    <style:style style:name="T14" style:family="text">
      <style:text-properties fo:font-variant="normal" fo:text-transform="none" fo:color="#212121" style:font-name="Roboto" fo:font-size="12pt" fo:letter-spacing="normal" fo:font-style="normal" fo:font-weight="normal"/>
    </style:style>
    <style:style style:name="T15" style:family="text">
      <style:text-properties fo:font-variant="normal" fo:text-transform="none" fo:color="#212121" style:font-name="Roboto" fo:font-size="12pt" fo:letter-spacing="normal" fo:font-style="normal" fo:font-weight="normal" fo:background-color="#f7f7f7" loext:char-shading-value="0" loext:padding="0cm" loext:border="none"/>
    </style:style>
    <style:style style:name="T16" style:family="text">
      <style:text-properties fo:font-variant="normal" fo:text-transform="none" fo:color="#212121" fo:letter-spacing="normal"/>
    </style:style>
    <style:style style:name="T17" style:family="text">
      <style:text-properties fo:font-variant="normal" fo:text-transform="none" fo:color="#37474f" style:font-name="Roboto Mono" fo:font-size="10.5pt" fo:letter-spacing="normal" fo:font-style="normal" fo:font-weight="bold" fo:background-color="#f7f7f7" loext:char-shading-value="0" loext:padding="0cm" loext:border="none"/>
    </style:style>
    <style:style style:name="T18" style:family="text">
      <style:text-properties fo:font-variant="normal" fo:text-transform="none" fo:color="#039be5" style:text-line-through-style="none" style:text-line-through-type="none" style:font-name="Roboto Mono" fo:font-size="10.5pt" fo:letter-spacing="normal" fo:font-style="normal" style:text-underline-style="none" fo:font-weight="bold" style:text-blinking="false" fo:background-color="#f7f7f7" loext:char-shading-value="0" loext:padding="0cm" loext:border="none"/>
    </style:style>
    <style:style style:name="T19" style:family="text">
      <style:text-properties fo:font-variant="normal" fo:text-transform="none" fo:color="#039be5" style:text-line-through-style="none" style:text-line-through-type="none" style:font-name="Roboto" fo:font-size="10.5pt" fo:letter-spacing="normal" fo:font-style="normal" style:text-underline-style="none" fo:font-weight="normal" style:text-blinking="false"/>
    </style:style>
    <style:style style:name="T20" style:family="text">
      <style:text-properties fo:font-variant="normal" fo:text-transform="none" fo:color="#039be5" style:text-line-through-style="none" style:text-line-through-type="none" style:font-name="Consolas" fo:font-size="9.75pt" fo:letter-spacing="normal" fo:font-style="normal" style:text-underline-style="none" fo:font-weight="normal" style:text-blinking="false"/>
    </style:style>
    <style:style style:name="T21" style:family="text">
      <style:text-properties fo:font-variant="normal" fo:text-transform="none" style:font-name="Roboto" fo:font-size="10.5pt" fo:letter-spacing="normal" fo:font-style="normal" fo:font-weight="normal"/>
    </style:style>
    <style:style style:name="T22" style:family="text">
      <style:text-properties fo:font-variant="normal" fo:text-transform="none" fo:color="#717686" style:font-name="Realm" fo:font-size="13.5pt" fo:letter-spacing="normal" fo:font-style="normal" fo:font-weight="normal"/>
    </style:style>
    <style:style style:name="T23" style:family="text">
      <style:text-properties fo:font-variant="normal" fo:text-transform="none" fo:color="#717686" fo:letter-spacing="normal"/>
    </style:style>
    <style:style style:name="T24" style:family="text">
      <style:text-properties fo:color="#039be5" style:text-line-through-style="none" style:text-line-through-type="none" fo:font-size="10.5pt" style:text-underline-style="none" style:text-blinking="false"/>
    </style:style>
    <style:style style:name="T25" style:family="text">
      <style:text-properties fo:font-size="10.5pt"/>
    </style:style>
    <style:style style:name="T26" style:family="text">
      <style:text-properties officeooo:rsid="0039197f"/>
    </style:style>
    <style:style style:name="T27" style:family="text">
      <style:text-properties officeooo:rsid="003bf8fa"/>
    </style:style>
    <style:style style:name="T28" style:family="text">
      <style:text-properties officeooo:rsid="003c4801"/>
    </style:style>
    <style:style style:name="T29" style:family="text">
      <style:text-properties officeooo:rsid="003e237e"/>
    </style:style>
    <style:style style:name="T30" style:family="text">
      <style:text-properties officeooo:rsid="003ffb21"/>
    </style:style>
    <style:style style:name="T31" style:family="text">
      <style:text-properties officeooo:rsid="004466d9"/>
    </style:style>
    <style:style style:name="T32" style:family="text">
      <style:text-properties style:font-name="arial" fo:font-size="9.75pt" fo:font-style="normal" fo:font-weight="normal"/>
    </style:style>
    <style:style style:name="fr1" style:family="graphic" style:parent-style-name="Graphics">
      <style:graphic-properties fo:margin-left="0cm" fo:margin-right="0cm" style:vertical-pos="top" style:vertical-rel="baseline" style:horizontal-pos="center" style:horizontal-rel="paragraph" fo:padding="0.002cm" fo:border="none" style:mirror="none" fo:clip="rect(-0.072cm, 0cm, 0cm, 2.519cm)" draw:luminance="0%" draw:contrast="0%" draw:red="0%" draw:green="0%" draw:blue="0%" draw:gamma="100%" draw:color-inversion="false" draw:image-opacity="100%" draw:color-mode="standard"/>
    </style:style>
    <style:style style:name="Sect1" style:family="section">
      <style:section-properties fo:background-color="transparent" text:dont-balance-text-columns="fals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ción1">
        <text:p text:style-name="P42"/>
      </text:section>
      <text:p text:style-name="P20"/>
      <text:p text:style-name="P21"><draw:frame draw:style-name="fr1" draw:name="0 Imagen" text:anchor-type="as-char" svg:width="15.533cm" svg:height="2.586cm" draw:z-index="0"><draw:image xlink:href="Pictures/10000000000002A20000004698EBDE7E78167552.jpg" xlink:type="simple" xlink:show="embed" xlink:actuate="onLoad"/></draw:frame></text:p>
      <table:table table:name="Tabla1" table:style-name="Tabla1">
        <table:table-column table:style-name="Tabla1.A"/>
        <table:table-column table:style-name="Tabla1.B"/>
        <table:table-row table:style-name="Tabla1.1">
          <table:table-cell table:style-name="Tabla1.A1" office:value-type="string">
            <text:p text:style-name="P11"/>
          </table:table-cell>
          <table:table-cell table:style-name="Tabla1.A1" office:value-type="string">
            <text:p text:style-name="P12"/>
          </table:table-cell>
        </table:table-row>
      </table:table>
      <text:p text:style-name="P19">PROYECTO FIN DE CICLO</text:p>
      <text:p text:style-name="P14"><text:span text:style-name="T2">“</text:span><text:span text:style-name="T4">Keep Movin’: t</text:span><text:span text:style-name="T3">rackeador de rutas para Android</text:span><text:span text:style-name="T1">”</text:span></text:p>
      <text:p text:style-name="P15">TUTOR INDIVIDUAL: <text:span text:style-name="T8">Celia Pellico Llera</text:span></text:p>
      <text:p text:style-name="P16">TUTOR COLECTIVO: <text:span text:style-name="T8">José Luis Arias</text:span></text:p>
      <text:p text:style-name="P16"/>
      <text:p text:style-name="P2"/>
      <text:p text:style-name="P2">AUTOR: <text:span text:style-name="T5">Marcos Toral Vázquez</text:span></text:p>
      <text:p text:style-name="P2"><text:soft-page-break/></text:p>
      <text:table-of-content text:style-name="Sect2"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Sumario</text:p>
          </text:index-title>
          <text:p text:style-name="P41"><text:a xlink:type="simple" xlink:href="#__RefHeading___Toc9834_827709419" text:style-name="Index_20_Link" text:visited-style-name="Index_20_Link">1.MEMORIA DEL PROYECTO<text:tab/>3</text:a></text:p>
          <text:p text:style-name="P41"><text:a xlink:type="simple" xlink:href="#__RefHeading___Toc9812_827709419" text:style-name="Index_20_Link" text:visited-style-name="Index_20_Link">2.INTRODUCCIÓN<text:tab/>4</text:a></text:p>
          <text:p text:style-name="P41"><text:a xlink:type="simple" xlink:href="#__RefHeading___Toc293_723628383" text:style-name="Index_20_Link" text:visited-style-name="Index_20_Link">3.ANÁLISIS<text:tab/>5</text:a></text:p>
          <text:p text:style-name="P41"><text:a xlink:type="simple" xlink:href="#__RefHeading___Toc9836_827709419" text:style-name="Index_20_Link" text:visited-style-name="Index_20_Link">4.DISEÑO DEL SISTEMA<text:tab/>6</text:a></text:p>
          <text:p text:style-name="P41"><text:a xlink:type="simple" xlink:href="#__RefHeading___Toc9818_827709419" text:style-name="Index_20_Link" text:visited-style-name="Index_20_Link">5.IMPLEMENTACIÓN DEL SISTEMA<text:tab/>7</text:a></text:p>
          <text:p text:style-name="P41"><text:a xlink:type="simple" xlink:href="#__RefHeading___Toc9820_827709419" text:style-name="Index_20_Link" text:visited-style-name="Index_20_Link">6.MANUALES DEL SISTEMA<text:tab/>8</text:a></text:p>
          <text:p text:style-name="P41"><text:a xlink:type="simple" xlink:href="#__RefHeading___Toc9838_827709419" text:style-name="Index_20_Link" text:visited-style-name="Index_20_Link">7.CONCLUSIONES Y AMPLIACIONES (OPTATIVO)<text:tab/>9</text:a></text:p>
          <text:p text:style-name="P41"><text:a xlink:type="simple" xlink:href="#__RefHeading___Toc9824_827709419" text:style-name="Index_20_Link" text:visited-style-name="Index_20_Link">8.. REFERENCIAS BIBLIOGRÁFICAS<text:tab/>10</text:a></text:p>
          <text:p text:style-name="P41"><text:a xlink:type="simple" xlink:href="#__RefHeading___Toc9828_827709419" text:style-name="Index_20_Link" text:visited-style-name="Index_20_Link">9.. APÉNDICES<text:tab/>11</text:a></text:p>
        </text:index-body>
      </text:table-of-content>
      <text:h text:style-name="P47" text:outline-level="1"/>
      <text:h text:style-name="P48" text:outline-level="1" text:is-list-header="true"><text:bookmark-start text:name="__RefHeading___Toc9810_827709419"/><text:bookmark-end text:name="__RefHeading___Toc9810_827709419"/></text:h>
      <text:h text:style-name="P51" text:outline-level="1"><text:bookmark-start text:name="__RefHeading___Toc9834_827709419"/>MEMORIA DEL PROYECTO<text:bookmark-end text:name="__RefHeading___Toc9834_827709419"/></text:h>
      <text:list xml:id="list3305914240081413573" text:style-name="WW8Num1">
        <text:list-item>
          <text:p text:style-name="P54">RESUMEN DE LA MOTIVACIÓN, OBJETIVOS Y ALCANCE DEL PROYECTO</text:p>
        </text:list-item>
      </text:list>
      <text:p text:style-name="P13">El proyecto se basa en la creación de una aplicación <text:span text:style-name="T31">nativa </text:span>para dispositivos <text:span text:style-name="T28">móviles</text:span> Android. Esta aplicación es<text:span text:style-name="T28">tá</text:span> concebida para la práctica de actividades al aire libre y permitirá al usuario conocer su posición <text:span text:style-name="T28">y</text:span> guardar u<text:span text:style-name="T31">n</text:span> recorrido <text:span text:style-name="T6">mientras añade</text:span> fotos y videos <text:span text:style-name="T31">georreferenciados</text:span>, <text:span text:style-name="T7">para posteriormente</text:span> compartirlo en redes sociales <text:span text:style-name="T7">o simplemente tener una base de datos con sus salidas.</text:span></text:p>
      <text:h text:style-name="P47" text:outline-level="1"/>
      <text:h text:style-name="P47" text:outline-level="1"/>
      <text:h text:style-name="P47" text:outline-level="1"/>
      <text:h text:style-name="P50" text:outline-level="1"><text:bookmark-start text:name="__RefHeading___Toc9812_827709419"/>INTRODUCCIÓN<text:bookmark-end text:name="__RefHeading___Toc9812_827709419"/></text:h>
      <text:list xml:id="list4063295822742994687" text:style-name="WW8Num5">
        <text:list-item>
          <text:p text:style-name="P55">JUSTIFICACIÓN DEL PROYECTO</text:p>
        </text:list-item>
      </text:list>
      <text:p text:style-name="Párrafo_20_de_20_lista"/>
      <text:p text:style-name="P27">El proyecto se desarrolla dentro del ámbito académico como trabajo final <text:span text:style-name="T29">de</text:span>l <text:span text:style-name="T31">Ciclo Formativo de Grado Superior:</text:span> Desarrollo de Aplicaciones Multiplataforma. <text:span text:style-name="T31">Las razones </text:span></text:p>
      <text:p text:style-name="P34"/>
      <text:list xml:id="list130332150739798" text:continue-numbering="true" text:style-name="WW8Num5">
        <text:list-item>
          <text:p text:style-name="P55">OBJETIVOS DEL PROYECTO</text:p>
        </text:list-item>
      </text:list>
      <text:p text:style-name="Párrafo_20_de_20_lista"/>
      <text:p text:style-name="P27">Gestionar las rutas realizadas por el usuario.</text:p>
      <text:p text:style-name="Párrafo_20_de_20_lista"/>
      <text:list xml:id="list130333962283667" text:continue-numbering="true" text:style-name="WW8Num5">
        <text:list-item>
          <text:p text:style-name="P55">ESTUDIO DE LA SITUACIÓN ACTUAL</text:p>
        </text:list-item>
      </text:list>
      <text:p text:style-name="Párrafo_20_de_20_lista"/>
      <text:p text:style-name="P34">Dentro del repositorio de aplicaciones Google Play nos encontramos con </text:p>
      <text:p text:style-name="Párrafo_20_de_20_lista"/>
      <text:p text:style-name="Párrafo_20_de_20_lista"/>
      <text:list xml:id="list130333578785507" text:continue-numbering="true" text:style-name="WW8Num5">
        <text:list-item>
          <text:p text:style-name="P55">ASPECTOS TEÓRICOS</text:p>
        </text:list-item>
      </text:list>
      <text:p text:style-name="Párrafo_20_de_20_lista"/>
      <text:p text:style-name="Párrafo_20_de_20_lista"/>
      <text:h text:style-name="P49" text:outline-level="1" text:is-list-header="true"><text:bookmark-start text:name="__RefHeading___Toc9814_827709419"/><text:bookmark-end text:name="__RefHeading___Toc9814_827709419"/></text:h>
      <text:h text:style-name="P52" text:outline-level="1"><text:bookmark-start text:name="__RefHeading___Toc293_723628383"/>ANÁLISIS<text:bookmark-end text:name="__RefHeading___Toc293_723628383"/></text:h>
      <text:h text:style-name="P48" text:outline-level="1" text:is-list-header="true"><text:bookmark-start text:name="__RefHeading___Toc9816_827709419"/><text:bookmark-end text:name="__RefHeading___Toc9816_827709419"/></text:h>
      <text:h text:style-name="P51" text:outline-level="1"><text:bookmark-start text:name="__RefHeading___Toc9836_827709419"/>DISEÑO DEL SISTEMA<text:bookmark-end text:name="__RefHeading___Toc9836_827709419"/></text:h>
      <text:p text:style-name="P3">La aplicación cuenta con <text:span text:style-name="T29">una base de datos local, </text:span>cuatro Activities <text:span text:style-name="T11">o pantallas</text:span>.</text:p>
      <text:p text:style-name="P44">BASE DE DATOS</text:p>
      <text:p text:style-name="P44">(insertar esquema)</text:p>
      <text:p text:style-name="P44">Para la creación y explotación de la base de datos se usará Realm en su versión 3.1.4. a fecha de mayo de 2017. Realm es una API open source usado como alternativa a SQLite y ORMs que simplifica enormemente nuestro código.</text:p>
      <text:p text:style-name="P44">Por cada tabla de nuestra base de datos se crea una clase que extienda RealmObject. Usa anotaciones tipo @PrimaryKey, @Required...</text:p>
      <text:p text:style-name="P44"><text:span text:style-name="T22"/></text:p>
      <text:p text:style-name="P3">Activity Principal.</text:p>
      <text:p text:style-name="P3">Es la pantalla principal de la aplicación desde la que podemos acceder a las otras 3.</text:p>
      <text:p text:style-name="P3"/>
      <text:p text:style-name="P3">Creador de ruta.</text:p>
      <text:p text:style-name="P9">Esta Activity está formada por dos fragments. Uno de ellos cuenta con cronómetro, botón creador de Waypoints y cuentakilómetros. El otro fragment está destinado a la visualización del mapa.</text:p>
      <text:p text:style-name="P9">Cuenta con un botón Start/Stop que lanza el servicio de tracking y </text:p>
      <text:p text:style-name="P3">Historial</text:p>
      <text:p text:style-name="P3"/>
      <text:p text:style-name="P3">Estadísticas</text:p>
      <text:p text:style-name="P3">En esta pantalla se visualizan las estadísticas del usuario: tiempo empleado en las actividades al aire libre, km recorridos totales, km. Recorridos por tipo de actividad...</text:p>
      <text:h text:style-name="P47" text:outline-level="1"/>
      <text:h text:style-name="P50" text:outline-level="1"><text:bookmark-start text:name="__RefHeading___Toc9818_827709419"/>IMPLEMENTACIÓN DEL SISTEMA<text:bookmark-end text:name="__RefHeading___Toc9818_827709419"/></text:h>
      <text:list xml:id="list5131182610843642343" text:style-name="WW8Num6">
        <text:list-item>
          <text:p text:style-name="P56">ESTÁNDARES Y NORMAS SEGUIDO</text:p>
        </text:list-item>
      </text:list>
      <text:p text:style-name="Párrafo_20_de_20_lista"/>
      <text:list xml:id="list130333289590799" text:continue-numbering="true" text:style-name="WW8Num6">
        <text:list-header>
          <text:p text:style-name="P56"/>
        </text:list-header>
        <text:list-item>
          <text:p text:style-name="P57">LENGUAJES DE PROGRAMACIÓN</text:p>
        </text:list-item>
      </text:list>
      <text:p text:style-name="P22"/>
      <text:p text:style-name="P23">El desarrollo de aplicaciones Android se <text:span text:style-name="T26">basa</text:span> en el lenguaje de marcado XML para la creación de las interfaces gráficas y en el lenguaje Java para dotar al sistema de <text:span text:style-name="T12">funcionalidad.</text:span></text:p>
      <text:p text:style-name="P22"/>
      <text:p text:style-name="P22"/>
      <text:list xml:id="list130332445637747" text:continue-numbering="true" text:style-name="WW8Num6">
        <text:list-item>
          <text:p text:style-name="P56">HERRAMIENTAS Y PROGRAMAS USADOS PARA EL DESARROLLO</text:p>
        </text:list-item>
      </text:list>
      <text:p text:style-name="Párrafo_20_de_20_lista"/>
      <text:p text:style-name="P30">Para el desarrollo de este proyecto <text:span text:style-name="T30">se ha</text:span> utilizado Android Studio como IDE. <text:span text:style-name="T31">El control de versiones se ha realizado con GitKraken y GitHub Desktop vinculados a una cuenta personal de github.</text:span></text:p>
      <text:p text:style-name="P26">Realm <text:span text:style-name="T30">para la gestión de la base de datos local</text:span>.</text:p>
      <text:p text:style-name="P25">Google Maps API <text:span text:style-name="T30">p</text:span>ara la visualización y gestión de mapas. </text:p>
      <text:p text:style-name="P24"/>
      <text:p text:style-name="P24">[caputras de la creación de la key]<text:span text:style-name="T13">]</text:span></text:p>
      <text:p text:style-name="P24"><text:span text:style-name="T16"> </text:span><text:span text:style-name="T14">Google Maps Android API necesita una API de nivel 12 o superior para admitir objetos </text:span><text:span text:style-name="Source_20_Text"><text:span text:style-name="T17">MapFragment</text:span></text:span></text:p>
      <text:p text:style-name="P24"><text:span text:style-name="Source_20_Text"><text:span text:style-name="T17"/></text:span></text:p>
      <text:p text:style-name="P35"><text:a xlink:type="simple" xlink:href="https://developer.android.com/reference/com/google/android/gms/maps/GoogleMap.html" text:style-name="Internet_20_link" text:visited-style-name="Visited_20_Internet_20_Link"><text:span text:style-name="Source_20_Text"><text:span text:style-name="T18">GoogleMap</text:span></text:span></text:a><text:span text:style-name="Source_20_Text"><text:span text:style-name="T15"> administra las siguientes operaciones de manera automática:</text:span></text:span></text:p>
      <text:list xml:id="list4194258907071760434" text:style-name="L1">
        <text:list-item>
          <text:p text:style-name="P46">conexión al servicio de Google Maps;</text:p>
        </text:list-item>
        <text:list-item>
          <text:p text:style-name="P46">descarga de mosaicos de mapas;</text:p>
        </text:list-item>
        <text:list-item>
          <text:p text:style-name="P46">visualización de mosaicos en la pantalla del dispositivo;</text:p>
        </text:list-item>
        <text:list-item>
          <text:p text:style-name="P46">visualización de varios controles, como el desplazamiento y el zoom.</text:p>
        </text:list-item>
        <text:list-item>
          <text:p text:style-name="P46">respuesta a gestos de desplazamiento y zoom a través del movimiento del mapa y su acercamiento o alejamiento.</text:p>
        </text:list-item>
      </text:list>
      <text:p text:style-name="P38"><text:span text:style-name="T25">With the </text:span><text:a xlink:type="simple" xlink:href="http://developers.google.com/maps/documentation/android/" text:style-name="Internet_20_link" text:visited-style-name="Visited_20_Internet_20_Link"><text:span text:style-name="T24">Google Maps Android API</text:span></text:a><text:span text:style-name="T25">, you can add maps to your app that are based on Google Maps data. The API automatically handles access to Google Maps servers, data downloading, map display, and touch gestures on the map. You can also use API calls to add markers, polygons and overlays, and to change the user's view of a particular map area.</text:span></text:p>
      <text:p text:style-name="P40"><text:span text:style-name="T21">The key class in the Google Maps Android API is </text:span><text:a xlink:type="simple" xlink:href="https://developer.android.com/reference/com/google/android/gms/maps/MapView.html" text:style-name="Internet_20_link" text:visited-style-name="Visited_20_Internet_20_Link"><text:span text:style-name="Source_20_Text"><text:span text:style-name="T20">MapView</text:span></text:span></text:a><text:span text:style-name="T21">. A </text:span><text:a xlink:type="simple" xlink:href="https://developer.android.com/reference/com/google/android/gms/maps/MapView.html" text:style-name="Internet_20_link" text:visited-style-name="Visited_20_Internet_20_Link"><text:span text:style-name="Source_20_Text"><text:span text:style-name="T20">MapView</text:span></text:span></text:a><text:span text:style-name="T21"> displays a map with data obtained from the Google Maps service. When the </text:span><text:a xlink:type="simple" xlink:href="https://developer.android.com/reference/com/google/android/gms/maps/MapView.html" text:style-name="Internet_20_link" text:visited-style-name="Visited_20_Internet_20_Link"><text:span text:style-name="Source_20_Text"><text:span text:style-name="T20">MapView</text:span></text:span></text:a><text:span text:style-name="T21"> has focus, it will capture keypresses and touch gestures to pan and zoom the map automatically, including handling network requests for additional maps tiles. It also provides all of the UI elements necessary for users to control the map. Your application can also use </text:span><text:a xlink:type="simple" xlink:href="https://developer.android.com/reference/com/google/android/gms/maps/MapView.html" text:style-name="Internet_20_link" text:visited-style-name="Visited_20_Internet_20_Link"><text:span text:style-name="Source_20_Text"><text:span text:style-name="T20">MapView</text:span></text:span></text:a><text:span text:style-name="T21"> class methods to control the map programmatically and draw a number of overlays on top of the map.</text:span></text:p>
      <text:p text:style-name="P39"><text:soft-page-break/><text:span text:style-name="T21">The Google Maps Android APIs are not included in the Android platform, but are available on any device with the Google Play Store running Android 2.2 or higher, through </text:span><text:a xlink:type="simple" xlink:href="https://developer.android.com/google/play-services/index.html" text:style-name="Internet_20_link" text:visited-style-name="Visited_20_Internet_20_Link"><text:span text:style-name="T19">Google Play services</text:span></text:a><text:span text:style-name="T21">.</text:span></text:p>
      <text:p text:style-name="P39"><text:span text:style-name="T21">To integrate Google Maps into your app, you need to install the Google Play services libraries for your Android SDK. For more details, read about </text:span><text:a xlink:type="simple" xlink:href="https://developer.android.com/google/play-services/maps.html" text:style-name="Internet_20_link" text:visited-style-name="Visited_20_Internet_20_Link"><text:span text:style-name="T19">Google Play services</text:span></text:a><text:span text:style-name="T21">.</text:span></text:p>
      <text:p text:style-name="P37"><text:span text:style-name="Source_20_Text"><text:span text:style-name="T17"/></text:span></text:p>
      <text:list xml:id="list130333666849121" text:continue-list="list130332445637747" text:style-name="WW8Num6">
        <text:list-header>
          <text:p text:style-name="P56"/>
        </text:list-header>
        <text:list-item>
          <text:p text:style-name="P56">CREACIÓN DEL SISTEMA</text:p>
          <text:list>
            <text:list-item>
              <text:p text:style-name="P58">Problemas Encontrados</text:p>
            </text:list-item>
          </text:list>
        </text:list-item>
      </text:list>
      <text:p text:style-name="P33">Diseño de la base de datos y Persistencia de datos.</text:p>
      <text:p text:style-name="P33"/>
      <text:p text:style-name="P32">Guardar el estado de un fragment, <text:span text:style-name="T26">sobre todo del Cronómetro</text:span></text:p>
      <text:p text:style-name="P32"><text:a xlink:type="simple" xlink:href="http://stackoverflow.com/questions/15313598/once-for-all-how-to-correctly-save-instance-state-of-fragments-in-back-stack" text:style-name="Internet_20_link" text:visited-style-name="Visited_20_Internet_20_Link">http://stackoverflow.com/questions/15313598/once-for-all-how-to-correctly-save-instance-state-of-fragments-in-back-stack</text:a></text:p>
      <text:p text:style-name="P32"/>
      <text:p text:style-name="P32"/>
      <text:list xml:id="list130333547020936" text:continue-numbering="true" text:style-name="WW8Num6">
        <text:list-item>
          <text:list>
            <text:list-item>
              <text:p text:style-name="P58">Descripción Detallada de las Clases</text:p>
            </text:list-item>
          </text:list>
        </text:list-item>
      </text:list>
      <text:p text:style-name="P31"/>
      <text:p text:style-name="P31"/>
      <text:p text:style-name="P31"/>
      <text:p text:style-name="P31"/>
      <text:h text:style-name="Heading_20_1" text:outline-level="1"><text:bookmark-start text:name="__RefHeading___Toc9820_827709419"/>MANUALES DEL SISTEMA<text:bookmark-end text:name="__RefHeading___Toc9820_827709419"/></text:h>
      <text:list xml:id="list8235423180742073025" text:style-name="WW8Num3">
        <text:list-item>
          <text:p text:style-name="P60">MANUAL DE INSTALACIÓN</text:p>
        </text:list-item>
      </text:list>
      <text:p text:style-name="Párrafo_20_de_20_lista"/>
      <text:p text:style-name="P26">a través de google play</text:p>
      <text:p text:style-name="Párrafo_20_de_20_lista"/>
      <text:list xml:id="list130333099877352" text:continue-numbering="true" text:style-name="WW8Num3">
        <text:list-item>
          <text:p text:style-name="P60">MANUAL DE USUARIO</text:p>
        </text:list-item>
      </text:list>
      <text:p text:style-name="Párrafo_20_de_20_lista"/>
      <text:p text:style-name="P26">Capturas de pantalla comentadas.</text:p>
      <text:h text:style-name="P48" text:outline-level="1" text:is-list-header="true"><text:bookmark-start text:name="__RefHeading___Toc9822_827709419"/><text:bookmark-end text:name="__RefHeading___Toc9822_827709419"/></text:h>
      <text:h text:style-name="P51" text:outline-level="1"><text:bookmark-start text:name="__RefHeading___Toc9838_827709419"/>CONCLUSIONES Y AMPLIACIONES (OPTATIVO)<text:bookmark-end text:name="__RefHeading___Toc9838_827709419"/></text:h>
      <text:list xml:id="list5469760018710809466" text:style-name="WW8Num2">
        <text:list-item>
          <text:p text:style-name="P61">CONCLUSIONES</text:p>
        </text:list-item>
      </text:list>
      <text:p text:style-name="Párrafo_20_de_20_lista"/>
      <text:list xml:id="list130332921523006" text:continue-numbering="true" text:style-name="WW8Num2">
        <text:list-item>
          <text:p text:style-name="P61">AMPLIACIONES</text:p>
        </text:list-item>
      </text:list>
      <text:p text:style-name="Párrafo_20_de_20_lista"/>
      <text:p text:style-name="P28">El proyecto <text:span text:style-name="T27">está abierto a futuras ampliaciones. Una de las más interesantes es la creación de una base de datos en la nube donde los distintos usuarios pueden almacenar sus rutas. Además esta base de datos permitirá descargar rutas de otros usuarios.</text:span> Con esa bd podemos hacer un portal web tipo wikiloc.</text:p>
      <text:p text:style-name="P29">Otras ampliaciones de menor calado son el aumento de los tipos de ruta.</text:p>
      <text:h text:style-name="P47" text:outline-level="1"/>
      <text:h text:style-name="P50" text:outline-level="1"><text:bookmark-start text:name="__RefHeading___Toc9824_827709419"/>REFERENCIAS BIBLIOGRÁFICAS<text:bookmark-end text:name="__RefHeading___Toc9824_827709419"/></text:h>
      <text:p text:style-name="Standard"/>
      <text:p text:style-name="P4">Desarrollo de Aplicaciones para Android (<text:span text:style-name="T10">1</text:span>ª Edición<text:span text:style-name="T6">)</text:span></text:p>
      <text:p text:style-name="P5">Roberto Montero Miguel</text:p>
      <text:p text:style-name="P5">RA-MA Editorial 2012</text:p>
      <text:p text:style-name="P5"/>
      <text:p text:style-name="P5">El gran libro de Android (<text:span text:style-name="T9">3</text:span>ª Edición<text:span text:style-name="T6">)</text:span></text:p>
      <text:p text:style-name="P5">Jesús Tomás Gironés</text:p>
      <text:p text:style-name="P5">Marcombo 2013</text:p>
      <text:p text:style-name="P6"/>
      <text:p text:style-name="P7">El gran libro de <text:span text:style-name="T10">programación avanzada con </text:span>Android (<text:span text:style-name="T10">1</text:span>ª Edición<text:span text:style-name="T6">)</text:span></text:p>
      <text:p text:style-name="P8">José Enrique Amaro Soriano</text:p>
      <text:p text:style-name="P7">Marcombo 2013</text:p>
      <text:p text:style-name="Text_20_body"><text:a xlink:type="simple" xlink:href="https://developer.android.com/index.html" text:style-name="Internet_20_link" text:visited-style-name="Visited_20_Internet_20_Link">https://developer.android.com/index.html</text:a></text:p>
      <text:p text:style-name="Text_20_body"/>
      <text:p text:style-name="P36"><text:a xlink:type="simple" xlink:href="https://realm.io/docs/" text:style-name="Internet_20_link" text:visited-style-name="Visited_20_Internet_20_Link">https://realm.io/docs/</text:a></text:p>
      <text:p text:style-name="P36"/>
      <text:h text:style-name="P47" text:outline-level="1"/>
      <text:h text:style-name="P53" text:outline-level="1"><text:bookmark-start text:name="__RefHeading___Toc9828_827709419"/>APÉNDICES<text:bookmark-end text:name="__RefHeading___Toc9828_827709419"/></text:h>
      <text:list xml:id="list1407442631879193626" text:style-name="WW8Num8">
        <text:list-item>
          <text:p text:style-name="P62">GLOSARIO Y DICCIONARIO DE DATOS</text:p>
        </text:list-item>
        <text:list-item>
          <text:p text:style-name="P62">CONTENIDO ENTREGADOS EN EL CD-ROM</text:p>
          <text:list>
            <text:list-item>
              <text:p text:style-name="P59">Contenidos </text:p>
            </text:list-item>
            <text:list-item>
              <text:p text:style-name="P59">Código Ejecutable e instalación</text:p>
            </text:list-item>
            <text:list-item>
              <text:p text:style-name="P59">Ficheros de Configuración</text:p>
            </text:list-item>
          </text:list>
        </text:list-item>
      </text:list>
      <text:p text:style-name="P17"/>
      <text:list xml:id="list130333357361607" text:continue-numbering="true" text:style-name="WW8Num8">
        <text:list-item>
          <text:p text:style-name="P62">ÍNDICE ALFABÉTICO</text:p>
        </text:list-item>
        <text:list-item>
          <text:p text:style-name="P62">CÓDIGO FUENTE</text:p>
        </text:list-item>
      </text:list>
      <text:p text:style-name="P18"/>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Menlo, Monaco, Courier, monospace"/>
    <style:font-face style:name="Realm" svg:font-family="Realm, Lato, Helvetica, Arial, sans-serif"/>
    <style:font-face style:name="Roboto Mono" svg:font-family="'Roboto Mono', monospace"/>
    <style:font-face style:name="Roboto" svg:font-family="Roboto, sans-serif"/>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justify" style:justify-single-word="false" fo:orphans="2" fo:widows="2"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Contents_20_2" style:display-name="Contents 2" style:family="paragraph" style:parent-style-name="Standard" style:next-style-name="Standard" style:class="index">
      <style:paragraph-properties fo:margin-left="0.388cm" fo:margin-right="0cm" fo:margin-top="0cm" fo:margin-bottom="0cm" loext:contextual-spacing="false" fo:text-align="start" style:justify-single-word="false" fo:text-indent="0cm" style:auto-text-indent="false"/>
      <style:text-properties fo:font-variant="small-caps" fo:font-size="10pt" style:font-size-asian="10pt" style:font-size-complex="10pt"/>
    </style:style>
    <style:style style:name="Contents_20_1" style:display-name="Contents 1" style:family="paragraph" style:parent-style-name="Standard" style:next-style-name="Standard" style:class="index">
      <style:paragraph-properties fo:margin-top="0.212cm" fo:margin-bottom="0.212cm" loext:contextual-spacing="false" fo:text-align="start" style:justify-single-word="false"/>
      <style:text-properties fo:text-transform="uppercase"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align="start" style:justify-single-word="false" fo:text-indent="0cm" style:auto-text-indent="false"/>
      <style:text-properties fo:font-size="10pt" fo:font-style="italic" style:font-size-asian="10pt" style:font-style-asian="italic" style:font-size-complex="10pt" style:font-style-complex="italic"/>
    </style:style>
    <style:style style:name="Párrafo_20_de_20_lista" style:display-name="Párrafo de lista" style:family="paragraph" style:parent-style-name="Standard">
      <style:paragraph-properties fo:margin-left="1.27cm" fo:margin-right="0cm" fo:margin-top="0cm" fo:margin-bottom="0.353cm" loext:contextual-spacing="true" fo:text-indent="0cm" style:auto-text-indent="false"/>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5_20_Car" style:display-name="Título 5 Car" style:family="text" style:parent-style-name="Fuente_20_de_20_párrafo_20_predeter.">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6_20_Car" style:display-name="Título 6 Car" style:family="text" style:parent-style-name="Fuente_20_de_20_párrafo_20_predeter.">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7_20_Car" style:display-name="Título 7 Car" style:family="text" style:parent-style-name="Fuente_20_de_20_párrafo_20_predeter.">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8_20_Car" style:display-name="Título 8 Car" style:family="text" style:parent-style-name="Fuente_20_de_20_párrafo_20_predeter.">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9_20_Car" style:display-name="Título 9 Car" style:family="text" style:parent-style-name="Fuente_20_de_20_párrafo_20_predeter.">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text:style-name="WW8Num7z1" style:num-format="">
        <style:list-level-properties text:list-level-position-and-space-mode="label-alignment">
          <style:list-level-label-alignment text:label-followed-by="nothing"/>
        </style:list-level-properties>
      </text:outline-level-style>
      <text:outline-level-style text:level="3" text:style-name="WW8Num7z2" style:num-format="">
        <style:list-level-properties text:list-level-position-and-space-mode="label-alignment">
          <style:list-level-label-alignment text:label-followed-by="nothing"/>
        </style:list-level-properties>
      </text:outline-level-style>
      <text:outline-level-style text:level="4" text:style-name="WW8Num7z3" style:num-format="">
        <style:list-level-properties text:list-level-position-and-space-mode="label-alignment">
          <style:list-level-label-alignment text:label-followed-by="nothing"/>
        </style:list-level-properties>
      </text:outline-level-style>
      <text:outline-level-style text:level="5" text:style-name="WW8Num7z4" style:num-format="">
        <style:list-level-properties text:list-level-position-and-space-mode="label-alignment">
          <style:list-level-label-alignment text:label-followed-by="nothing"/>
        </style:list-level-properties>
      </text:outline-level-style>
      <text:outline-level-style text:level="6" text:style-name="WW8Num7z5" style:num-format="">
        <style:list-level-properties text:list-level-position-and-space-mode="label-alignment">
          <style:list-level-label-alignment text:label-followed-by="nothing"/>
        </style:list-level-properties>
      </text:outline-level-style>
      <text:outline-level-style text:level="7" text:style-name="WW8Num7z6" style:num-format="">
        <style:list-level-properties text:list-level-position-and-space-mode="label-alignment">
          <style:list-level-label-alignment text:label-followed-by="nothing"/>
        </style:list-level-properties>
      </text:outline-level-style>
      <text:outline-level-style text:level="8" text:style-name="WW8Num7z7" style:num-format="">
        <style:list-level-properties text:list-level-position-and-space-mode="label-alignment">
          <style:list-level-label-alignment text:label-followed-by="nothing"/>
        </style:list-level-properties>
      </text:outline-level-style>
      <text:outline-level-style text:level="9" text:style-name="WW8Num7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fo:text-indent="-0.762cm" fo:margin-left="2.646cm"/>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fo:text-indent="-0.889cm" fo:margin-left="3.408cm"/>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fo:text-indent="-1.143cm" fo:margin-left="4.297cm"/>
        </style:list-level-properties>
      </text:list-level-style-number>
      <text:list-level-style-number text:level="5" text:style-name="WW8Num1z4" style:num-suffix="." style:num-format="1" text:display-levels="5">
        <style:list-level-properties text:list-level-position-and-space-mode="label-alignment">
          <style:list-level-label-alignment text:label-followed-by="listtab" fo:text-indent="-1.397cm" fo:margin-left="5.186cm"/>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fo:text-indent="-1.651cm" fo:margin-left="6.075cm"/>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listtab" fo:text-indent="-1.905cm" fo:margin-left="6.964cm"/>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listtab" fo:text-indent="-2.159cm" fo:margin-left="7.853cm"/>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listtab" fo:text-indent="-2.54cm" fo:margin-left="8.86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prefix="Capítulo " style:num-format="1">
        <style:list-level-properties text:list-level-position-and-space-mode="label-alignment">
          <style:list-level-label-alignment text:label-followed-by="space"/>
        </style:list-level-properties>
      </text:list-level-style-number>
      <text:list-level-style-number text:level="2" text:style-name="WW8Num7z1" style:num-format="">
        <style:list-level-properties text:list-level-position-and-space-mode="label-alignment">
          <style:list-level-label-alignment text:label-followed-by="nothing"/>
        </style:list-level-properties>
      </text:list-level-style-number>
      <text:list-level-style-number text:level="3" text:style-name="WW8Num7z2" style:num-format="">
        <style:list-level-properties text:list-level-position-and-space-mode="label-alignment">
          <style:list-level-label-alignment text:label-followed-by="nothing"/>
        </style:list-level-properties>
      </text:list-level-style-number>
      <text:list-level-style-number text:level="4" text:style-name="WW8Num7z3" style:num-format="">
        <style:list-level-properties text:list-level-position-and-space-mode="label-alignment">
          <style:list-level-label-alignment text:label-followed-by="nothing"/>
        </style:list-level-properties>
      </text:list-level-style-number>
      <text:list-level-style-number text:level="5" text:style-name="WW8Num7z4" style:num-format="">
        <style:list-level-properties text:list-level-position-and-space-mode="label-alignment">
          <style:list-level-label-alignment text:label-followed-by="nothing"/>
        </style:list-level-properties>
      </text:list-level-style-number>
      <text:list-level-style-number text:level="6" text:style-name="WW8Num7z5" style:num-format="">
        <style:list-level-properties text:list-level-position-and-space-mode="label-alignment">
          <style:list-level-label-alignment text:label-followed-by="nothing"/>
        </style:list-level-properties>
      </text:list-level-style-number>
      <text:list-level-style-number text:level="7" text:style-name="WW8Num7z6" style:num-format="">
        <style:list-level-properties text:list-level-position-and-space-mode="label-alignment">
          <style:list-level-label-alignment text:label-followed-by="nothing"/>
        </style:list-level-properties>
      </text:list-level-style-number>
      <text:list-level-style-number text:level="8" text:style-name="WW8Num7z7" style:num-format="">
        <style:list-level-properties text:list-level-position-and-space-mode="label-alignment">
          <style:list-level-label-alignment text:label-followed-by="nothing"/>
        </style:list-level-properties>
      </text:list-level-style-number>
      <text:list-level-style-number text:level="9" text:style-name="WW8Num7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fa1a4" officeooo:paragraph-rsid="001fa1a4"/>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1.251cm" fo:margin-left="0cm" fo:margin-right="0cm" fo:margin-top="1.15cm" fo:background-color="transparent" style:dynamic-spacing="true" draw:fill="none" draw:fill-color="#729fcf"/>
      </style:footer-style>
    </style:page-layout>
  </office:automatic-styles>
  <office:master-styles>
    <style:master-page style:name="Standard" style:page-layout-name="Mpm1">
      <style:header>
        <text:p text:style-name="Header"/>
      </style:header>
      <style:footer>
        <text:p text:style-name="MP1"><text:tab/><text:tab/><text:page-number text:select-page="current" text:page-adjus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3-03-25T20:27:00</meta:creation-date>
    <dc:date>2017-05-07T13:02:18.035733648</dc:date>
    <meta:editing-cycles>44</meta:editing-cycles>
    <meta:editing-duration>PT3H26M8S</meta:editing-duration>
    <meta:generator>LibreOffice/5.1.6.2$Linux_X86_64 LibreOffice_project/10m0$Build-2</meta:generator>
    <meta:document-statistic meta:table-count="1" meta:image-count="1" meta:object-count="0" meta:page-count="11" meta:paragraph-count="99" meta:word-count="972" meta:character-count="6090" meta:non-whitespace-character-count="5244"/>
  </office:meta>
</office:document-meta>
</file>